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P1" style:family="paragraph">
      <style:paragraph-properties fo:line-height="200.00%" fo:text-align="center" fo:margin-bottom="10.00pt"/>
    </style:style>
    <style:style style:name="P2" style:family="paragraph">
      <style:paragraph-properties fo:line-height="200.00%" fo:text-align="left" fo:margin-bottom="10.00pt"/>
    </style:style>
  </office:automatic-styles>
  <office:body>
    <office:text>
      <text:p text:style-name="P1"><text:span text:style-name="T1">Test Plan</text:span><text:span text:style-name="T2"/></text:p>
      <text:p text:style-name="P2"><text:span text:style-name="T3">Black box testing is accomplished by inputting in the words that I know will work for the given inputs and observing if these corresponding inputs agree with what is returned. I am able to observe this without going through every step in my methods. With the test cases I wrote I am using white box testing because I input a start and end word and put these into our computeWordLadder function which implements all of our methods and gives us complete branch coverage of our program. By implementing a bad test case that tries to find a word ladder from atlas to zebra. I am able to check to see if our program will recognize that there is no such word ladder which will fail in our makeWordLadder method. By checking to see if there is a word ladder from smile to okay I am able to check that the program will recognize that there is no possible way that there should be a word ladder between these two inputs because okay is a four letter word this should be caught in computeWordLadder. By implementing these two bad test cases I am able to check the case in which either one of our branches fail. I also checked the validateResult method first because if that method fails then I would be unable to check if the previous results from computeWordLadder are correct. With all of these methods I am using black box testing to check the inputs and outputs and am able to check all of the branches from my functional block diagram.</text:span><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